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30%"/>
      <style:text-properties style:font-name="TakaoPGothic" fo:font-size="12pt" style:text-underline-style="none" fo:background-color="#ffffff" style:font-size-asian="12pt" style:font-name-complex="Times New Roman" style:font-size-complex="12pt"/>
    </style:style>
    <style:style style:name="P2" style:family="paragraph" style:parent-style-name="Standard">
      <style:paragraph-properties fo:line-height="130%"/>
      <style:text-properties style:font-name="TakaoPGothic" fo:font-size="12pt" fo:background-color="#ffffff" style:font-size-asian="12pt" style:font-name-complex="Times New Roman" style:font-size-complex="12pt"/>
    </style:style>
    <style:style style:name="P3" style:family="paragraph" style:parent-style-name="Standard">
      <style:paragraph-properties fo:line-height="130%" fo:text-align="center" style:justify-single-word="false"/>
      <style:text-properties style:font-name="TakaoPGothic" fo:font-size="12pt" fo:background-color="#ffffff" style:font-size-asian="12pt" style:font-size-complex="12pt"/>
    </style:style>
    <style:style style:name="P4" style:family="paragraph" style:parent-style-name="Standard">
      <style:paragraph-properties fo:line-height="130%" fo:text-align="end" style:justify-single-word="false"/>
      <style:text-properties style:font-name="TakaoPGothic" fo:font-size="12pt" fo:font-weight="bold" fo:background-color="#ffffff" style:font-size-asian="12pt" style:font-weight-asian="bold" style:font-name-complex="Times New Roman" style:font-size-complex="12pt" style:font-weight-complex="bold"/>
    </style:style>
    <style:style style:name="P5" style:family="paragraph" style:parent-style-name="Standard">
      <style:paragraph-properties fo:line-height="130%"/>
      <style:text-properties officeooo:paragraph-rsid="00525db3"/>
    </style:style>
    <style:style style:name="P6" style:family="paragraph" style:parent-style-name="Standard">
      <style:paragraph-properties fo:margin-left="0.751cm" fo:margin-right="0cm" fo:margin-top="0cm" fo:margin-bottom="0.199cm" loext:contextual-spacing="false" fo:line-height="130%" fo:text-align="center" style:justify-single-word="false" fo:text-indent="0cm" style:auto-text-indent="false"/>
      <style:text-properties style:font-name="TakaoPGothic" fo:font-size="12pt" fo:background-color="#ffffff" style:font-size-asian="12pt" style:font-size-complex="12pt"/>
    </style:style>
    <style:style style:name="P7"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8"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background-color="#ffffff" style:font-size-asian="12pt" style:font-name-complex="Times New Roman" style:font-size-complex="12pt"/>
    </style:style>
    <style:style style:name="P9" style:family="paragraph" style:parent-style-name="Standard">
      <style:paragraph-properties fo:margin-left="0.751cm" fo:margin-right="0cm" fo:margin-top="0cm" fo:margin-bottom="0cm" loext:contextual-spacing="false"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font-weight-complex="bold"/>
    </style:style>
    <style:style style:name="P10" style:family="paragraph" style:parent-style-name="Standard">
      <style:paragraph-properties fo:margin-left="0.751cm" fo:margin-right="0cm" fo:line-height="130%" fo:text-align="center" style:justify-single-word="false" fo:text-indent="0cm" style:auto-text-indent="false"/>
      <style:text-properties style:font-name="TakaoPGothic" fo:font-size="12pt" fo:font-weight="bold" officeooo:rsid="001f45a8" officeooo:paragraph-rsid="001f45a8" fo:background-color="#ffffff" style:font-size-asian="12pt" style:font-weight-asian="bold" style:font-name-complex="Times New Roman" style:font-size-complex="12pt"/>
    </style:style>
    <style:style style:name="P11" style:family="paragraph" style:parent-style-name="Standard">
      <style:paragraph-properties fo:line-height="130%" fo:text-align="center" style:justify-single-word="false" fo:keep-with-next="always"/>
    </style:style>
    <style:style style:name="P12" style:family="paragraph" style:parent-style-name="Standard">
      <style:paragraph-properties fo:margin-top="0cm" fo:margin-bottom="0.199cm" loext:contextual-spacing="false" fo:line-height="130%"/>
      <style:text-properties style:font-name="TakaoPGothic" fo:font-size="12pt" fo:background-color="#ffffff" style:font-size-asian="12pt" style:font-size-complex="12pt"/>
    </style:style>
    <style:style style:name="P13" style:family="paragraph" style:parent-style-name="Standard">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4" style:family="paragraph" style:parent-style-name="Standard">
      <style:paragraph-properties fo:margin-top="0cm" fo:margin-bottom="0.199cm" loext:contextual-spacing="false" fo:line-height="130%" fo:keep-with-next="always"/>
      <style:text-properties style:font-name="TakaoPGothic" fo:font-size="12pt" fo:background-color="#ffffff" style:font-size-asian="12pt" style:font-name-complex="Times New Roman" style:font-size-complex="12pt"/>
    </style:style>
    <style:style style:name="P15" style:family="paragraph" style:parent-style-name="List_20_Paragraph">
      <style:paragraph-properties fo:line-height="130%" fo:text-align="justify" style:justify-single-word="false"/>
      <style:text-properties style:font-name="TakaoPGothic" fo:font-size="12pt" fo:background-color="#ffffff" style:font-size-asian="12pt" style:font-size-complex="12pt"/>
    </style:style>
    <style:style style:name="P16" style:family="paragraph" style:parent-style-name="No_20_Spacing">
      <style:paragraph-properties fo:line-height="130%"/>
    </style:style>
    <style:style style:name="P17"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18"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 style:font-size-complex="12pt"/>
    </style:style>
    <style:style style:name="P19" style:family="paragraph" style:parent-style-name="No_20_Spacing">
      <style:paragraph-properties fo:line-height="130%" fo:text-align="start" style:justify-single-word="false"/>
      <style:text-properties style:font-name="TakaoPGothic" fo:font-size="12pt" fo:background-color="#ffffff" style:font-size-asian="12pt" style:font-name-complex="Times New Roman" style:font-size-complex="12pt"/>
    </style:style>
    <style:style style:name="P20" style:family="paragraph" style:parent-style-name="No_20_Spacing">
      <style:paragraph-properties fo:line-height="130%" fo:text-align="end" style:justify-single-word="false"/>
      <style:text-properties style:font-name="TakaoPGothic" fo:font-size="12pt" fo:background-color="#ffffff" style:font-size-asian="12pt" style:font-size-complex="12pt"/>
    </style:style>
    <style:style style:name="P21" style:family="paragraph" style:parent-style-name="No_20_Spacing">
      <style:paragraph-properties fo:line-height="130%"/>
      <style:text-properties style:font-name="TakaoPGothic" fo:font-size="12pt" officeooo:paragraph-rsid="00194200" fo:background-color="#ffffff" style:font-size-asian="12pt" style:font-size-complex="12pt"/>
    </style:style>
    <style:style style:name="P22" style:family="paragraph" style:parent-style-name="No_20_Spacing">
      <style:paragraph-properties fo:line-height="130%"/>
      <style:text-properties style:font-name="TakaoPGothic" fo:font-size="12pt" fo:font-weight="bold" fo:background-color="#ffffff" style:font-size-asian="12pt" style:font-weight-asian="bold" style:font-name-complex="Times New Roman" style:font-size-complex="12pt" style:font-weight-complex="bold"/>
    </style:style>
    <style:style style:name="P23" style:family="paragraph" style:parent-style-name="No_20_Spacing">
      <style:paragraph-properties fo:margin-left="5.251cm" fo:margin-right="0cm" fo:line-height="130%" fo:text-indent="0cm" style:auto-text-indent="false"/>
      <style:text-properties style:font-name="TakaoPGothic" fo:font-size="12pt" fo:background-color="#ffffff" style:font-size-asian="12pt" style:font-name-complex="Times New Roman" style:font-size-complex="12pt"/>
    </style:style>
    <style:style style:name="P24" style:family="paragraph" style:parent-style-name="No_20_Spacing">
      <style:paragraph-properties fo:margin-left="5.251cm" fo:margin-right="0cm" fo:line-height="130%"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25" style:family="paragraph" style:parent-style-name="Standard">
      <style:paragraph-properties fo:line-height="130%" fo:text-align="center" style:justify-single-word="false" fo:break-before="page"/>
      <style:text-properties style:font-name="TakaoPGothic" fo:font-size="12pt" fo:font-weight="bold" fo:background-color="#ffffff" style:font-size-asian="12pt" style:font-weight-asian="bold" style:font-name-complex="Times New Roman" style:font-size-complex="12pt"/>
    </style:style>
    <style:style style:name="P26" style:family="paragraph" style:parent-style-name="No_20_Spacing">
      <style:paragraph-properties fo:margin-left="0cm" fo:margin-right="0cm" fo:line-height="130%" fo:text-indent="0cm" style:auto-text-indent="false"/>
      <style:text-properties style:font-name="TakaoPGothic" fo:font-size="12pt" fo:background-color="#ffffff" style:font-size-asian="12pt" style:font-name-complex="Times New Roman" style:font-size-complex="12pt"/>
    </style:style>
    <style:style style:name="P27" style:family="paragraph" style:parent-style-name="No_20_Spacing">
      <style:paragraph-properties fo:margin-left="0cm" fo:margin-right="0cm" fo:line-height="130%" fo:text-indent="0cm" style:auto-text-indent="false"/>
      <style:text-properties style:font-name="TakaoPGothic" fo:font-size="12pt" officeooo:rsid="001da09f" officeooo:paragraph-rsid="001da09f" fo:background-color="#ffffff" style:font-size-asian="12pt" style:font-name-complex="Times New Roman" style:font-size-complex="12pt"/>
    </style:style>
    <style:style style:name="P28" style:family="paragraph" style:parent-style-name="List_20_Paragraph">
      <style:paragraph-properties fo:margin-left="0.635cm" fo:margin-right="0cm" fo:margin-top="0cm" fo:margin-bottom="0.199cm" loext:contextual-spacing="false" fo:line-height="130%" fo:text-indent="0cm" style:auto-text-indent="false"/>
      <style:text-properties style:font-name="TakaoPGothic" fo:font-size="12pt" fo:background-color="#ffffff" style:font-size-asian="12pt" style:font-name-complex="Times New Roman" style:font-size-complex="12pt"/>
    </style:style>
    <style:style style:name="P29" style:family="paragraph" style:parent-style-name="Standard">
      <style:paragraph-properties fo:margin-left="3.799cm" fo:margin-right="0cm" fo:line-height="130%" fo:text-align="start" style:justify-single-word="false" fo:orphans="2" fo:widows="2" fo:text-indent="-3.799cm" style:auto-text-indent="false" style:writing-mode="lr-tb"/>
      <style:text-properties officeooo:paragraph-rsid="001d2358"/>
    </style:style>
    <style:style style:name="P30" style:family="paragraph" style:parent-style-name="No_20_Spacing" style:master-page-name="Standard">
      <style:paragraph-properties fo:line-height="130%" style:page-number="auto"/>
      <style:text-properties style:font-name="TakaoPGothic" fo:font-size="12pt" fo:font-weight="bold" fo:background-color="#ffffff" style:font-size-asian="12pt" style:font-weight-asian="bold" style:font-name-complex="Times New Roman" style:font-size-complex="12pt"/>
    </style:style>
    <style:style style:name="P31" style:family="paragraph" style:parent-style-name="List_20_Paragraph" style:list-style-name="WWNum3">
      <style:paragraph-properties fo:margin-top="0cm" fo:margin-bottom="0.199cm" loext:contextual-spacing="false" fo:line-height="130%" fo:text-align="justify" style:justify-single-word="false" fo:orphans="2" fo:widows="2" style:writing-mode="lr-tb"/>
      <style:text-properties officeooo:paragraph-rsid="001f45a8"/>
    </style:style>
    <style:style style:name="P32" style:family="paragraph" style:parent-style-name="List_20_Paragraph" style:list-style-name="WWNum3">
      <style:paragraph-properties fo:margin-top="0cm" fo:margin-bottom="0.199cm" loext:contextual-spacing="false" fo:line-height="130%" fo:text-align="justify" style:justify-single-word="false" fo:orphans="2" fo:widows="2" style:writing-mode="lr-tb"/>
      <style:text-properties officeooo:rsid="001da09f" officeooo:paragraph-rsid="001f45a8"/>
    </style:style>
    <style:style style:name="P33"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size-complex="12pt"/>
    </style:style>
    <style:style style:name="P34"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officeooo:paragraph-rsid="005c103d" fo:background-color="#ffffff" style:font-size-asian="12pt" style:font-name-complex="Times New Roman" style:font-size-complex="12pt"/>
    </style:style>
    <style:style style:name="P35" style:family="paragraph" style:parent-style-name="List_20_Paragraph" style:list-style-name="WWNum3">
      <style:paragraph-properties fo:margin-left="1.101cm" fo:margin-right="0cm" fo:margin-top="0cm" fo:margin-bottom="0.199cm" loext:contextual-spacing="false" fo:line-height="130%" fo:text-align="justify" style:justify-single-word="false" fo:orphans="2" fo:widows="2" fo:text-indent="-0.635cm" style:auto-text-indent="false" style:writing-mode="lr-tb"/>
      <style:text-properties officeooo:rsid="001da09f" officeooo:paragraph-rsid="001e21f8"/>
    </style:style>
    <style:style style:name="P36" style:family="paragraph" style:parent-style-name="List_20_Paragraph" style:list-style-name="WWNum3">
      <style:paragraph-properties fo:margin-left="1.101cm" fo:margin-right="0cm" fo:margin-top="0cm" fo:margin-bottom="0.199cm" loext:contextual-spacing="false" fo:line-height="130%" fo:text-align="justify" style:justify-single-word="false" fo:orphans="2" fo:widows="2" fo:text-indent="-0.635cm" style:auto-text-indent="false" style:writing-mode="lr-tb"/>
      <style:text-properties officeooo:rsid="001f45a8" officeooo:paragraph-rsid="001f45a8"/>
    </style:style>
    <style:style style:name="P37"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P38"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style>
    <style:style style:name="P39"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fo:keep-with-next="always" style:writing-mode="lr-tb"/>
      <style:text-properties style:font-name="TakaoPGothic" fo:font-size="12pt" fo:background-color="#ffffff" style:font-size-asian="12pt" style:font-name-complex="Times New Roman" style:font-size-complex="12pt"/>
    </style:style>
    <style:style style:name="P40" style:family="paragraph" style:parent-style-name="List_20_Paragraph" style:list-style-name="WWNum3">
      <style:paragraph-properties fo:margin-top="0cm" fo:margin-bottom="0.353cm" loext:contextual-spacing="true" fo:line-height="130%" fo:text-align="justify" style:justify-single-word="false" fo:orphans="2" fo:widows="2" style:writing-mode="lr-tb"/>
      <style:text-properties style:font-name="TakaoPGothic" fo:font-size="12pt" officeooo:rsid="0023f4ac" officeooo:paragraph-rsid="00252b71" fo:background-color="#ffffff" style:font-size-asian="12pt" style:font-name-complex="Times New Roman" style:font-size-complex="12pt"/>
    </style:style>
    <style:style style:name="P41" style:family="paragraph" style:parent-style-name="List_20_Paragraph" style:list-style-name="WWNum3">
      <style:paragraph-properties fo:margin-top="0cm" fo:margin-bottom="0.353cm" loext:contextual-spacing="true" fo:line-height="130%" fo:text-align="justify" style:justify-single-word="false" fo:orphans="2" fo:widows="2" style:writing-mode="lr-tb"/>
      <style:text-properties style:font-name="TakaoPGothic" fo:font-size="12pt" officeooo:rsid="00264604" officeooo:paragraph-rsid="00264604" fo:background-color="#ffffff" style:font-size-asian="12pt" style:font-name-complex="Times New Roman" style:font-size-complex="12pt"/>
    </style:style>
    <style:style style:name="P42" style:family="paragraph" style:parent-style-name="List_20_Paragraph" style:list-style-name="WWNum3">
      <style:paragraph-properties fo:margin-top="0cm" fo:margin-bottom="0.353cm" loext:contextual-spacing="true" fo:line-height="130%" fo:text-align="justify" style:justify-single-word="false" fo:orphans="2" fo:widows="2" style:writing-mode="lr-tb"/>
      <style:text-properties style:font-name="TakaoPGothic" fo:font-size="12pt" officeooo:rsid="0047622d" officeooo:paragraph-rsid="005070c1" fo:background-color="#ffffff" style:font-size-asian="12pt" style:font-name-complex="Times New Roman" style:font-size-complex="12pt"/>
    </style:style>
    <style:style style:name="P43" style:family="paragraph" style:parent-style-name="List_20_Paragraph" style:list-style-name="WWNum3" style:master-page-name="">
      <loext:graphic-properties draw:fill="none"/>
      <style:paragraph-properties fo:margin-left="1cm" fo:margin-right="0cm" fo:margin-top="0cm" fo:margin-bottom="0.353cm" loext:contextual-spacing="true" fo:line-height="130%" fo:text-align="justify" style:justify-single-word="false" fo:orphans="2" fo:widows="2" fo:hyphenation-ladder-count="no-limit" fo:text-indent="-0.6cm" style:auto-text-indent="false" style:page-number="auto" fo:background-color="transparent" style:writing-mode="lr-tb"/>
      <style:text-properties style:font-name="TakaoPGothic" fo:font-size="12pt" officeooo:paragraph-rsid="0054c730" fo:background-color="#ffffff" style:font-size-asian="12pt" style:font-name-complex="Times New Roman" style:font-size-complex="12pt" fo:hyphenate="false" fo:hyphenation-remain-char-count="2" fo:hyphenation-push-char-count="2"/>
    </style:style>
    <style:style style:name="P44" style:family="paragraph" style:parent-style-name="List_20_Paragraph" style:list-style-name="WWNum3" style:master-page-name="">
      <loext:graphic-properties draw:fill="none"/>
      <style:paragraph-properties fo:margin-left="1.101cm" fo:margin-right="0cm" fo:margin-top="0cm" fo:margin-bottom="0.353cm" loext:contextual-spacing="true" fo:line-height="130%" fo:text-align="justify" style:justify-single-word="false" fo:orphans="2" fo:widows="2" fo:hyphenation-ladder-count="no-limit" fo:text-indent="-0.6cm" style:auto-text-indent="false" style:page-number="auto" fo:background-color="transparent" style:writing-mode="lr-tb"/>
      <style:text-properties style:font-name="TakaoPGothic" fo:font-size="12pt" officeooo:paragraph-rsid="0054c730" fo:background-color="#ffffff" style:font-size-asian="12pt" style:font-name-complex="Times New Roman" style:font-size-complex="12pt" fo:hyphenate="false" fo:hyphenation-remain-char-count="2" fo:hyphenation-push-char-count="2"/>
    </style:style>
    <style:style style:name="P45" style:family="paragraph" style:parent-style-name="List_20_Paragraph" style:list-style-name="WWNum3">
      <loext:graphic-properties draw:fill="none"/>
      <style:paragraph-properties fo:margin-left="1.101cm" fo:margin-right="0cm" fo:margin-top="0cm" fo:margin-bottom="0.353cm" loext:contextual-spacing="true" fo:line-height="130%" fo:text-align="justify" style:justify-single-word="false" fo:orphans="2" fo:widows="2" fo:hyphenation-ladder-count="no-limit" fo:text-indent="-0.6cm" style:auto-text-indent="false" fo:background-color="transparent" style:writing-mode="lr-tb"/>
      <style:text-properties officeooo:paragraph-rsid="00569660" fo:hyphenate="false" fo:hyphenation-remain-char-count="2" fo:hyphenation-push-char-count="2"/>
    </style:style>
    <style:style style:name="P46" style:family="paragraph" style:parent-style-name="Default" style:list-style-name="WWNum2">
      <style:paragraph-properties fo:margin-left="0.751cm" fo:margin-right="0cm" fo:margin-top="0cm" fo:margin-bottom="0.199cm" loext:contextual-spacing="false" fo:line-height="130%" fo:text-align="justify" style:justify-single-word="false" fo:text-indent="-0.635cm" style:auto-text-indent="false"/>
      <style:text-properties style:font-name="TakaoPGothic" fo:font-size="12pt" fo:background-color="#ffffff" style:font-size-asian="12pt" style:font-name-complex="Times New Roman" style:font-size-complex="12pt"/>
    </style:style>
    <style:style style:name="T1" style:family="text">
      <style:text-properties style:font-name="TakaoPGothic" fo:font-size="12pt" fo:font-weight="bold" fo:background-color="#ffffff" loext:char-shading-value="0" style:font-size-asian="12pt" style:font-weight-asian="bold" style:font-name-complex="Times New Roman" style:font-size-complex="12pt"/>
    </style:style>
    <style:style style:name="T2" style:family="text">
      <style:text-properties style:font-name="TakaoPGothic" fo:font-size="12pt" fo:font-weight="bold" fo:background-color="#ffffff" loext:char-shading-value="0" style:font-size-asian="12pt" style:font-weight-asian="bold" style:font-name-complex="Times New Roman" style:font-size-complex="12pt" style:font-weight-complex="bold"/>
    </style:style>
    <style:style style:name="T3" style:family="text">
      <style:text-properties style:font-name="TakaoPGothic" fo:font-size="12pt" fo:font-weight="bold" officeooo:rsid="001f45a8" fo:background-color="#ffffff" loext:char-shading-value="0" style:font-size-asian="12pt" style:font-weight-asian="bold" style:font-name-complex="Times New Roman" style:font-size-complex="12pt" style:font-weight-complex="bold"/>
    </style:style>
    <style:style style:name="T4" style:family="text">
      <style:text-properties style:font-name="TakaoPGothic" fo:font-size="12pt" fo:font-weight="bold" officeooo:rsid="00252b71" fo:background-color="#ffffff" loext:char-shading-value="0" style:font-size-asian="12pt" style:font-weight-asian="bold" style:font-name-complex="Times New Roman" style:font-size-complex="12pt" style:font-weight-complex="bold"/>
    </style:style>
    <style:style style:name="T5" style:family="text">
      <style:text-properties style:font-name="TakaoPGothic" fo:font-size="12pt" fo:font-weight="bold" officeooo:rsid="005c103d" fo:background-color="#ffffff" loext:char-shading-value="0" style:font-size-asian="12pt" style:font-weight-asian="bold" style:font-name-complex="Times New Roman" style:font-size-complex="12pt" style:font-weight-complex="bold"/>
    </style:style>
    <style:style style:name="T6" style:family="text">
      <style:text-properties style:font-name="TakaoPGothic" fo:font-size="12pt" fo:background-color="#ffffff" loext:char-shading-value="0" style:font-size-asian="12pt" style:font-name-complex="Times New Roman" style:font-size-complex="12pt"/>
    </style:style>
    <style:style style:name="T7" style:family="text">
      <style:text-properties style:font-name="TakaoPGothic" fo:font-size="12pt" officeooo:rsid="001e21f8" fo:background-color="#ffffff" loext:char-shading-value="0" style:font-size-asian="12pt" style:font-name-complex="Times New Roman" style:font-size-complex="12pt"/>
    </style:style>
    <style:style style:name="T8" style:family="text">
      <style:text-properties style:font-name="TakaoPGothic" fo:font-size="12pt" officeooo:rsid="0020e082" fo:background-color="#ffffff" loext:char-shading-value="0" style:font-size-asian="12pt" style:font-name-complex="Times New Roman" style:font-size-complex="12pt"/>
    </style:style>
    <style:style style:name="T9" style:family="text">
      <style:text-properties style:font-name="TakaoPGothic" fo:font-size="12pt" officeooo:rsid="0022241c" fo:background-color="#ffffff" loext:char-shading-value="0" style:font-size-asian="12pt" style:font-name-complex="Times New Roman" style:font-size-complex="12pt"/>
    </style:style>
    <style:style style:name="T10" style:family="text">
      <style:text-properties style:font-name="TakaoPGothic" fo:font-size="12pt" officeooo:rsid="0023f4ac" fo:background-color="#ffffff" loext:char-shading-value="0" style:font-size-asian="12pt" style:font-name-complex="Times New Roman" style:font-size-complex="12pt"/>
    </style:style>
    <style:style style:name="T11" style:family="text">
      <style:text-properties style:font-name="TakaoPGothic" fo:font-size="12pt" officeooo:rsid="00252b71" fo:background-color="#ffffff" loext:char-shading-value="0" style:font-size-asian="12pt" style:font-name-complex="Times New Roman" style:font-size-complex="12pt"/>
    </style:style>
    <style:style style:name="T12" style:family="text">
      <style:text-properties style:font-name="TakaoPGothic" fo:font-size="12pt" officeooo:rsid="005c103d" fo:background-color="#ffffff" loext:char-shading-value="0" style:font-size-asian="12pt" style:font-name-complex="Times New Roman" style:font-size-complex="12pt"/>
    </style:style>
    <style:style style:name="T13" style:family="text">
      <style:text-properties style:font-name="TakaoPGothic" fo:font-size="12pt" fo:font-weight="normal" fo:background-color="#ffffff" loext:char-shading-value="0" style:font-size-asian="12pt" style:font-weight-asian="normal" style:font-name-complex="Times New Roman" style:font-size-complex="12pt" style:font-weight-complex="normal"/>
    </style:style>
    <style:style style:name="T14" style:family="text">
      <style:text-properties style:font-name="TakaoPGothic" fo:font-size="12pt" fo:font-weight="normal" officeooo:rsid="00525db3" fo:background-color="#ffffff" loext:char-shading-value="0" style:font-size-asian="12pt" style:font-weight-asian="normal" style:font-name-complex="Times New Roman" style:font-size-complex="12pt" style:font-weight-complex="normal"/>
    </style:style>
    <style:style style:name="T15" style:family="text">
      <style:text-properties style:font-name="TakaoPGothic" fo:font-size="12pt" fo:font-weight="normal" style:font-size-asian="12pt" style:font-weight-asian="normal" style:font-size-complex="12pt" style:font-weight-complex="normal"/>
    </style:style>
    <style:style style:name="T16" style:family="text">
      <style:text-properties style:font-name="TakaoPGothic" fo:font-size="12pt" style:text-underline-style="none" fo:font-weight="bold" fo:background-color="#ffffff" loext:char-shading-value="0" style:font-size-asian="12pt" style:font-weight-asian="bold" style:font-name-complex="Times New Roman" style:font-size-complex="12pt"/>
    </style:style>
    <style:style style:name="T17" style:family="text">
      <style:text-properties style:font-name="TakaoPGothic" fo:font-size="12pt" style:text-underline-style="none" fo:font-weight="bold" officeooo:rsid="001d2358" fo:background-color="#ffffff" loext:char-shading-value="0" style:font-size-asian="12pt" style:font-weight-asian="bold" style:font-name-complex="Times New Roman" style:font-size-complex="12pt"/>
    </style:style>
    <style:style style:name="T18" style:family="text">
      <style:text-properties style:font-name="TakaoPGothic" fo:font-size="12pt" style:text-underline-style="none" fo:font-weight="bold" officeooo:rsid="005c103d" fo:background-color="#ffffff" loext:char-shading-value="0" style:font-size-asian="12pt" style:font-weight-asian="bold" style:font-name-complex="Times New Roman" style:font-size-complex="12pt"/>
    </style:style>
    <style:style style:name="T19" style:family="text">
      <style:text-properties style:font-name="TakaoPGothic" fo:font-size="12pt" style:text-underline-style="none" fo:font-weight="normal" fo:background-color="#ffffff" loext:char-shading-value="0" style:font-size-asian="12pt" style:font-weight-asian="normal" style:font-name-complex="Times New Roman" style:font-size-complex="12pt" style:font-weight-complex="normal"/>
    </style:style>
    <style:style style:name="T20" style:family="text">
      <style:text-properties style:font-name="TakaoPGothic" fo:font-size="12pt" style:text-underline-style="none" fo:font-weight="normal" officeooo:rsid="001d2358" fo:background-color="#ffffff" loext:char-shading-value="0" style:font-size-asian="12pt" style:font-weight-asian="normal" style:font-name-complex="Times New Roman" style:font-size-complex="12pt" style:font-weight-complex="normal"/>
    </style:style>
    <style:style style:name="T21" style:family="text">
      <style:text-properties style:font-name="TakaoPGothic" fo:font-size="12pt" fo:font-style="italic" fo:background-color="#ffffff" loext:char-shading-value="0" style:font-size-asian="12pt" style:font-style-asian="italic" style:font-name-complex="Times New Roman" style:font-size-complex="12pt" style:font-style-complex="italic"/>
    </style:style>
    <style:style style:name="T22" style:family="text">
      <style:text-properties style:font-name="TakaoPGothic" fo:font-size="12pt" style:font-size-asian="12pt" style:font-size-complex="12pt"/>
    </style:style>
    <style:style style:name="T23" style:family="text">
      <style:text-properties officeooo:rsid="00194200"/>
    </style:style>
    <style:style style:name="T24" style:family="text">
      <style:text-properties officeooo:rsid="001a9984"/>
    </style:style>
    <style:style style:name="T25" style:family="text">
      <style:text-properties officeooo:rsid="001d2358"/>
    </style:style>
    <style:style style:name="T26" style:family="text">
      <style:text-properties officeooo:rsid="0020e082"/>
    </style:style>
    <style:style style:name="T27" style:family="text">
      <style:text-properties fo:font-style="italic" officeooo:rsid="00417690" style:font-style-asian="italic" style:font-style-complex="italic"/>
    </style:style>
    <style:style style:name="T28" style:family="text">
      <style:text-properties fo:font-style="italic" officeooo:rsid="004fbd03" style:font-style-asian="italic" style:font-style-complex="italic"/>
    </style:style>
    <style:style style:name="T29" style:family="text">
      <style:text-properties fo:font-style="italic" officeooo:rsid="005070c1" style:font-style-asian="italic" style:font-style-complex="italic"/>
    </style:style>
    <style:style style:name="T30" style:family="text">
      <style:text-properties fo:font-style="italic" fo:font-weight="bold" officeooo:rsid="005070c1"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52b71" style:font-style-asian="normal" style:font-style-complex="normal"/>
    </style:style>
    <style:style style:name="T33" style:family="text">
      <style:text-properties fo:font-style="normal" officeooo:rsid="0027d79e" style:font-style-asian="normal" style:font-style-complex="normal"/>
    </style:style>
    <style:style style:name="T34" style:family="text">
      <style:text-properties fo:font-style="normal" officeooo:rsid="0028a623" style:font-style-asian="normal" style:font-style-complex="normal"/>
    </style:style>
    <style:style style:name="T35" style:family="text">
      <style:text-properties fo:font-style="normal" officeooo:rsid="002a447b" style:font-style-asian="normal" style:font-style-complex="normal"/>
    </style:style>
    <style:style style:name="T36" style:family="text">
      <style:text-properties fo:font-style="normal" officeooo:rsid="002b0e46" style:font-style-asian="normal" style:font-style-complex="normal"/>
    </style:style>
    <style:style style:name="T37" style:family="text">
      <style:text-properties fo:font-style="normal" officeooo:rsid="002c2d22" style:font-style-asian="normal" style:font-style-complex="normal"/>
    </style:style>
    <style:style style:name="T38" style:family="text">
      <style:text-properties fo:font-style="normal" officeooo:rsid="002d1a67" style:font-style-asian="normal" style:font-style-complex="normal"/>
    </style:style>
    <style:style style:name="T39" style:family="text">
      <style:text-properties fo:font-style="normal" officeooo:rsid="002efe4a" style:font-style-asian="normal" style:font-style-complex="normal"/>
    </style:style>
    <style:style style:name="T40" style:family="text">
      <style:text-properties fo:font-style="normal" officeooo:rsid="00338216" style:font-style-asian="normal" style:font-style-complex="normal"/>
    </style:style>
    <style:style style:name="T41" style:family="text">
      <style:text-properties fo:font-style="normal" officeooo:rsid="0034d38a" style:font-style-asian="normal" style:font-style-complex="normal"/>
    </style:style>
    <style:style style:name="T42" style:family="text">
      <style:text-properties fo:font-style="normal" officeooo:rsid="00353eb5" style:font-style-asian="normal" style:font-style-complex="normal"/>
    </style:style>
    <style:style style:name="T43" style:family="text">
      <style:text-properties fo:font-style="normal" officeooo:rsid="00370846" style:font-style-asian="normal" style:font-style-complex="normal"/>
    </style:style>
    <style:style style:name="T44" style:family="text">
      <style:text-properties fo:font-style="normal" officeooo:rsid="00385ce4" style:font-style-asian="normal" style:font-style-complex="normal"/>
    </style:style>
    <style:style style:name="T45" style:family="text">
      <style:text-properties fo:font-style="normal" officeooo:rsid="003d627d" style:font-style-asian="normal" style:font-style-complex="normal"/>
    </style:style>
    <style:style style:name="T46" style:family="text">
      <style:text-properties fo:font-style="normal" officeooo:rsid="003da0b4" style:font-style-asian="normal" style:font-style-complex="normal"/>
    </style:style>
    <style:style style:name="T47" style:family="text">
      <style:text-properties fo:font-style="normal" officeooo:rsid="003e35fc" style:font-style-asian="normal" style:font-style-complex="normal"/>
    </style:style>
    <style:style style:name="T48" style:family="text">
      <style:text-properties fo:font-style="normal" officeooo:rsid="003e42a4" style:font-style-asian="normal" style:font-style-complex="normal"/>
    </style:style>
    <style:style style:name="T49" style:family="text">
      <style:text-properties fo:font-style="normal" officeooo:rsid="003ee96e" style:font-style-asian="normal" style:font-style-complex="normal"/>
    </style:style>
    <style:style style:name="T50" style:family="text">
      <style:text-properties fo:font-style="normal" officeooo:rsid="003f28fe" style:font-style-asian="normal" style:font-style-complex="normal"/>
    </style:style>
    <style:style style:name="T51" style:family="text">
      <style:text-properties fo:font-style="normal" officeooo:rsid="0040c844" style:font-style-asian="normal" style:font-style-complex="normal"/>
    </style:style>
    <style:style style:name="T52" style:family="text">
      <style:text-properties fo:font-style="normal" officeooo:rsid="00417690" style:font-style-asian="normal" style:font-style-complex="normal"/>
    </style:style>
    <style:style style:name="T53" style:family="text">
      <style:text-properties fo:font-style="normal" officeooo:rsid="004239b3" style:font-style-asian="normal" style:font-style-complex="normal"/>
    </style:style>
    <style:style style:name="T54" style:family="text">
      <style:text-properties fo:font-style="normal" officeooo:rsid="004382b0" style:font-style-asian="normal" style:font-style-complex="normal"/>
    </style:style>
    <style:style style:name="T55" style:family="text">
      <style:text-properties fo:font-style="normal" officeooo:rsid="004530a1" style:font-style-asian="normal" style:font-style-complex="normal"/>
    </style:style>
    <style:style style:name="T56" style:family="text">
      <style:text-properties fo:font-style="normal" officeooo:rsid="0046446f" style:font-style-asian="normal" style:font-style-complex="normal"/>
    </style:style>
    <style:style style:name="T57" style:family="text">
      <style:text-properties fo:font-style="normal" officeooo:rsid="00486625" style:font-style-asian="normal" style:font-style-complex="normal"/>
    </style:style>
    <style:style style:name="T58" style:family="text">
      <style:text-properties fo:font-style="normal" officeooo:rsid="004a6500" style:font-style-asian="normal" style:font-style-complex="normal"/>
    </style:style>
    <style:style style:name="T59" style:family="text">
      <style:text-properties fo:font-style="normal" officeooo:rsid="004a6851" style:font-style-asian="normal" style:font-style-complex="normal"/>
    </style:style>
    <style:style style:name="T60" style:family="text">
      <style:text-properties fo:font-style="normal" officeooo:rsid="004ae204" style:font-style-asian="normal" style:font-style-complex="normal"/>
    </style:style>
    <style:style style:name="T61" style:family="text">
      <style:text-properties fo:font-style="normal" officeooo:rsid="004beb33" style:font-style-asian="normal" style:font-style-complex="normal"/>
    </style:style>
    <style:style style:name="T62" style:family="text">
      <style:text-properties fo:font-style="normal" officeooo:rsid="004c3112" style:font-style-asian="normal" style:font-style-complex="normal"/>
    </style:style>
    <style:style style:name="T63" style:family="text">
      <style:text-properties fo:font-style="normal" officeooo:rsid="004fbd03" style:font-style-asian="normal" style:font-style-complex="normal"/>
    </style:style>
    <style:style style:name="T64" style:family="text">
      <style:text-properties fo:font-style="normal" officeooo:rsid="005070c1" style:font-style-asian="normal" style:font-style-complex="normal"/>
    </style:style>
    <style:style style:name="T65" style:family="text">
      <style:text-properties fo:font-style="normal" officeooo:rsid="00525db3" style:font-style-asian="normal" style:font-style-complex="normal"/>
    </style:style>
    <style:style style:name="T66" style:family="text">
      <style:text-properties fo:font-style="normal" officeooo:rsid="0054c730" style:font-style-asian="normal" style:font-style-complex="normal"/>
    </style:style>
    <style:style style:name="T67" style:family="text">
      <style:text-properties fo:font-style="normal" officeooo:rsid="005984aa" style:font-style-asian="normal" style:font-style-complex="normal"/>
    </style:style>
    <style:style style:name="T68" style:family="text">
      <style:text-properties fo:font-style="normal" officeooo:rsid="005aaa73" style:font-style-asian="normal" style:font-style-complex="normal"/>
    </style:style>
    <style:style style:name="T69" style:family="text">
      <style:text-properties fo:font-style="normal" officeooo:rsid="005c103d" style:font-style-asian="normal" style:font-style-complex="normal"/>
    </style:style>
    <style:style style:name="T70" style:family="text">
      <style:text-properties fo:color="#00000a" style:font-name="TakaoPGothic" fo:font-size="12pt" fo:language="cs" fo:country="CZ" fo:font-style="normal" officeooo:rsid="0054c730" fo:background-color="#ffffff" loext:char-shading-value="0" style:font-name-asian="Droid Sans Fallback" style:font-size-asian="12pt" style:language-asian="en" style:country-asian="US" style:font-style-asian="normal" style:font-name-complex="Times New Roman" style:font-size-complex="12pt" style:language-complex="ar" style:country-complex="SA" style:font-style-complex="normal"/>
    </style:style>
    <style:style style:name="T71" style:family="text">
      <style:text-properties fo:color="#00000a" style:font-name="TakaoPGothic" fo:font-size="12pt" fo:language="cs" fo:country="CZ" fo:font-style="normal" officeooo:rsid="00569660" fo:background-color="#ffffff" loext:char-shading-value="0" style:font-name-asian="Droid Sans Fallback" style:font-size-asian="12pt" style:language-asian="en" style:country-asian="US" style:font-style-asian="normal" style:font-name-complex="Times New Roman" style:font-size-complex="12pt" style:language-complex="ar" style:country-complex="SA" style:font-style-complex="normal"/>
    </style:style>
    <style:style style:name="T72" style:family="text">
      <style:text-properties fo:color="#00000a" style:font-name="TakaoPGothic" fo:font-size="12pt" fo:language="cs" fo:country="CZ" fo:font-style="normal" officeooo:rsid="0058d4cb" fo:background-color="#ffffff" loext:char-shading-value="0" style:font-name-asian="Droid Sans Fallback" style:font-size-asian="12pt" style:language-asian="en" style:country-asian="US" style:font-style-asian="normal" style:font-name-complex="Times New Roman" style:font-size-complex="12pt" style:language-complex="ar" style:country-complex="SA" style:font-style-complex="normal"/>
    </style:style>
    <style:style style:name="T73" style:family="text">
      <style:text-properties fo:color="#00000a" fo:language="cs" fo:country="CZ" fo:font-style="normal" style:font-name-asian="Droid Sans Fallback" style:language-asian="en" style:country-asian="US" style:font-style-asian="normal" style:language-complex="ar" style:country-complex="SA" style:font-style-complex="normal"/>
    </style:style>
    <style:style style:name="T74" style:family="text">
      <style:text-properties fo:color="#00000a" fo:language="cs" fo:country="CZ" fo:font-style="normal" officeooo:rsid="0054c730" style:font-name-asian="Droid Sans Fallback" style:language-asian="en" style:country-asian="US" style:font-style-asian="normal" style:language-complex="ar" style:country-complex="SA" style:font-style-complex="normal"/>
    </style:style>
    <style:style style:name="T75" style:family="text">
      <style:text-properties fo:color="#00000a" fo:language="cs" fo:country="CZ" style:font-name-asian="Droid Sans Fallback" style:language-asian="en" style:country-asian="US" style:language-complex="ar" style:country-complex="SA"/>
    </style:style>
    <style:style style:name="T76" style:family="text">
      <style:text-properties officeooo:rsid="005c10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ěstský soud v Praze</text:p>
      <text:p text:style-name="P21">Hybernská 1006/18</text:p>
      <text:p text:style-name="P21">111 21 Praha 1</text:p>
      <text:p text:style-name="P22">ID DS snkabbm</text:p>
      <text:p text:style-name="P18"/>
      <text:p text:style-name="P18"/>
      <text:p text:style-name="P18"/>
      <text:p text:style-name="P18">Praha, <text:span text:style-name="T25">7. 6. 2016</text:span></text:p>
      <text:p text:style-name="P18"/>
      <text:p text:style-name="P20"/>
      <text:p text:style-name="P20"/>
      <text:p text:style-name="P19"><text:s/></text:p>
      <text:p text:style-name="P29"><text:span text:style-name="T16">VĚC:<text:tab/></text:span><text:span text:style-name="T17">KASAČNÍ STÍŽNOST PROTI ROZSUDKU MĚSTSKÉHO SOUDU V PRAZE ZE DNE 9. ČERVNA 2016, Č. J. 8A 208/2015</text:span><text:span text:style-name="T16"><text:line-break/></text:span><text:span text:style-name="T19">podle ust. § </text:span><text:span text:style-name="T20">102</text:span><text:span text:style-name="T19"> a násl. zákona č. 150/2002 Sb., soudního řádu správního (s.ř.s.)</text:span></text:p>
      <text:p text:style-name="P1"/>
      <text:p text:style-name="P16"><text:span text:style-name="T1">Žalobce:<text:tab/><text:tab/>Adam Zábranský</text:span><text:span text:style-name="T13">, </text:span><text:span text:style-name="T6">nar. 28. 12. 1993</text:span></text:p>
      <text:p text:style-name="P26"><text:tab/><text:tab/><text:tab/>bytem Zbynická 6, 153 00 Praha 16</text:p>
      <text:p text:style-name="P17"/>
      <text:p text:style-name="P16"><text:span text:style-name="T13">zástupce:<text:tab/><text:tab/></text:span><text:span text:style-name="T6">Mgr. Filip Hajný, advokát, ev. č. ČAK 14269</text:span></text:p>
      <text:p text:style-name="P17"><text:tab/><text:tab/><text:tab/>se sídlem Moskevská 532/60, 101 00 Praha 10 - Vršovice</text:p>
      <text:p text:style-name="P17"/>
      <text:p text:style-name="P17"/>
      <text:p text:style-name="P2"/>
      <text:p text:style-name="P16"><text:span text:style-name="T1">Žalovaná:<text:tab/><text:tab/>Pražská energetika Holding, a.s.</text:span><text:span text:style-name="T13">, IČO: 264 28 059</text:span></text:p>
      <text:p text:style-name="P26"><text:tab/><text:tab/><text:tab/>se sídlem Na Hroudě 1492, 100 05 <text:s/>Praha 10</text:p>
      <text:p text:style-name="P23"/>
      <text:p text:style-name="P27">zástupce:<text:tab/><text:tab/>Mgr. Peter Zeman, advokát,</text:p>
      <text:p text:style-name="P27"><text:tab/><text:tab/><text:tab/>se sídlem Karlovo nám. 671/24, Praha 1</text:p>
      <text:p text:style-name="P23"/>
      <text:p text:style-name="P24"/>
      <text:p text:style-name="P5"><text:span text:style-name="T1">Přílohy:<text:tab/><text:tab/></text:span><text:span text:style-name="T13">1. Plná moc</text:span></text:p>
      <text:p text:style-name="P5"><text:span text:style-name="T13"><text:tab/><text:tab/><text:tab/></text:span><text:span text:style-name="T14">2. Výroční zpráva žalované za rok 2014</text:span><text:span text:style-name="T1"><text:line-break/><text:tab/><text:tab/><text:tab/></text:span></text:p>
      <text:p text:style-name="P3"/>
      <text:p text:style-name="P25">I. <text:line-break/>Předmět a dosavadní průběh řízení</text:p>
      <text:list xml:id="list8763241820743026588" text:style-name="WWNum3">
        <text:list-item>
          <text:p text:style-name="P31"><text:span text:style-name="T6">Žalobce dne 28. 8. 2015 podal žalované žádost o poskytnutí informací z titulu § 51 odst. 3 písm. c) zákona č. 131/2000 Sb., o hlavním městě Praze a dále z titulu § 13 zákona č. 106/1999 Sb., o svobodném přístupu k informacím (dále jen „</text:span><text:span text:style-name="T2">InfZ</text:span><text:span text:style-name="T6">“), jíž žádal o poskytnutí následujících informací (dále jen „</text:span><text:span text:style-name="T2">požadované informace</text:span><text:span text:style-name="T6">“):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 (dále jen "</text:span><text:span text:style-name="T2">žádost</text:span><text:span text:style-name="T6">").</text:span></text:p>
        </text:list-item>
        <text:list-item>
          <text:p text:style-name="P31"><text:span text:style-name="T6">Žalovaná na žádost nijak nereagovala. Proto žalobce dne 23. 9. 2015 podal žalované stížnost na postup při vyřizování žádosti o informace podle ust. § 16a odst. 1 písm. b) InfZ (dále jen "</text:span><text:span text:style-name="T2">stížnost</text:span><text:span text:style-name="T6">").</text:span></text:p>
        </text:list-item>
        <text:list-item>
          <text:p text:style-name="P32"><text:span text:style-name="T6">Žalovaná na stížnost odpověděla dopisem ze dne 25. 9. 2015 (dále jen "</text:span><text:span text:style-name="T3">rozhodnutí žalované</text:span><text:span text:style-name="T6">"), ve kterém k poskytnutí požadovaných informací nedošlo, a ve kterém žalovaná tvrdí, že veškeré požadované informace jsou veřejně dostupné, což se však nezakládá na pravdě. Žádosti tak ve smyslu ust. § 15 odst. 1 InfZ nebylo vyhověno a dopis žalované je třeba považovat za rozhodnutí o odmítnutí žádosti.</text:span></text:p>
        </text:list-item>
        <text:list-item>
          <text:p text:style-name="P35"><text:span text:style-name="T6">Rozsudkem Městského soudu v Praze </text:span><text:span text:style-name="T11">(dále jen </text:span><text:span text:style-name="T4">„</text:span><text:span text:style-name="T5">nalézací </text:span><text:span text:style-name="T4">soud“</text:span><text:span text:style-name="T11">)</text:span><text:span text:style-name="T6"> ze dne 9. června 2016, č. j. 8A 208/2015 (dále jen </text:span><text:span text:style-name="T2">„napadený rozsudek“</text:span><text:span text:style-name="T6">), </text:span><text:span text:style-name="T7">byla zamítnuta žalobcova žaloba proti rozhodnutí žalované, eventuálně o žalobě na ochranu proti nečinnosti žalované v řízení o této žádosti.</text:span></text:p>
        </text:list-item>
        <text:list-item>
          <text:p text:style-name="P36"><text:span text:style-name="T6">Žalobce nesouhlasí s právním názorem vysloveném v napadeném roz</text:span><text:span text:style-name="T8">sudku týkajícím se posouzení žalované jako povinného subjektu </text:span><text:span text:style-name="T10">ve smyslu</text:span><text:span text:style-name="T8"> § 2 odst. 1 InfZ a proto považuje rozsudek za nezákonný a </text:span><text:span text:style-name="T9">podává proti němu v celém rozsahu kasační stížnost z důvodu uvedeném v § 103 odst. 1 písm. a) s.ř.s.</text:span></text:p>
        </text:list-item>
      </text:list>
      <text:p text:style-name="P6"/>
      <text:p text:style-name="P9">II.</text:p>
      <text:p text:style-name="P10">Kasační důvody</text:p>
      <text:list xml:id="list154646392738311" text:continue-numbering="true" text:style-name="WWNum3">
        <text:list-item>
          <text:p text:style-name="P40">V napadeném rozsudku <text:span text:style-name="T76">nalézací </text:span>soud zkoumal, zda je žalovaná veřejnou institucí ve smyslu <text:span text:style-name="T26">§ 2 odst. 1 InfZ, </text:span>a dospěl k závěru, že není. <text:soft-page-break/><text:span text:style-name="T32">Nejdůležitější </text:span><text:span text:style-name="T39">podle </text:span><text:span text:style-name="T69">nalézacího </text:span><text:span text:style-name="T39">soudu </text:span><text:span text:style-name="T32">je skutečnost, že hl. m. Praha nemá ve struktuře společnosti takové postavení, aby ji mohla přímo řídit či uplatňovat rozhodující vliv.</text:span></text:p>
        </text:list-item>
        <text:list-item>
          <text:p text:style-name="P41"><text:span text:style-name="T69">Nalézací s</text:span><text:span text:style-name="T31">oud ovšem nezohlednil </text:span><text:span text:style-name="T39">fakt</text:span><text:span text:style-name="T31">, že hl. m. Praha nemá ve struktuře žalované takové postavení, aby sama mohla uplatňovat rozhodující vliv, svou vlastní vinou. </text:span><text:span text:style-name="T33">Jinými slovy je tomu tak proto, že podepsala společenskou smlouvu, </text:span><text:span text:style-name="T34">ve které se dobrovolně zbavila samostatného ovládání žalované ve prospěch druhého akcionáře tak, aby </text:span><text:span text:style-name="T35">žalovanou ovládaly společně. </text:span><text:span text:style-name="T36">Přirozeně, </text:span><text:span text:style-name="T37">bez tohoto sebeomezení,</text:span><text:span text:style-name="T36"> by totiž jakožto akcionář s 51% obchodním podílem </text:span><text:span text:style-name="T38">bylo hl. m. Praha jedinou ovládající osobou</text:span><text:span text:style-name="T36">. </text:span><text:span text:style-name="T40">Podle závěru </text:span><text:span text:style-name="T69">nalézacího</text:span><text:span text:style-name="T40"> soudu tedy je možné, aby uzavřením </text:span><text:span text:style-name="T41">smlouvy územním samosprávným celkem </text:span><text:span text:style-name="T42">došlo k vynětí </text:span><text:span text:style-name="T43">jiné osoby z povinnosti poskytovat informace </text:span><text:span text:style-name="T67">dle</text:span><text:span text:style-name="T43"> InfZ. </text:span><text:span text:style-name="T44">Takový závěr dle žalobce nelze považovat za souladný s českým právním řádem. </text:span><text:span text:style-name="T45">Územní samosprávný celek</text:span><text:span text:style-name="T46"> nemůže </text:span><text:span text:style-name="T47">mít možnost se </text:span><text:span text:style-name="T48">rozhodnout, že </text:span><text:span text:style-name="T49">obchodní společnost zbaví statusu povinného subjektu tak, že se dobrovolně </text:span><text:span text:style-name="T51">v</text:span><text:span text:style-name="T49">zdá </text:span><text:span text:style-name="T50">samostatného ovládání společnosti </text:span><text:span text:style-name="T51">ve prospěch </text:span><text:span text:style-name="T52">dalších akcionářů. To by </text:span><text:span text:style-name="T27">ad absurdum</text:span><text:span text:style-name="T52"> mohlo vést k </text:span><text:span text:style-name="T53">situaci, kdy územní samosprávný celek bude mít 90% obchodní podíl ve společnosti, ale </text:span><text:span text:style-name="T54">protože ke všem důležitým rozhodnutím </text:span><text:span text:style-name="T55">bude ze stanov potřebovat souhlas druhého, 10% akcionáře, </text:span><text:span text:style-name="T56">tato obchodní společnost nebude pod veřejným dohledem.</text:span></text:p>
        </text:list-item>
        <text:list-item>
          <text:p text:style-name="P42"><text:span text:style-name="T56">D</text:span><text:span text:style-name="T31">le žalobce tento závěr </text:span><text:span text:style-name="T69">nalézacího </text:span><text:span text:style-name="T31">soudu není </text:span><text:span text:style-name="T57">v souladu se smyslem práva na informace. </text:span><text:span text:style-name="T58">Rozhodujícím </text:span><text:span text:style-name="T59">kritériem </text:span><text:span text:style-name="T60">pro posouzení, zda se jedná o veřejnou instituci </text:span><text:span text:style-name="T59">je, jak </text:span><text:span text:style-name="T61">velká</text:span><text:span text:style-name="T59"> je účast </text:span><text:span text:style-name="T60">územního samosprávného celku v obchodní společnosti, </text:span><text:span text:style-name="T61">nikoliv </text:span><text:span text:style-name="T62">jak územní samosprávný celek s touto účastí naloží. </text:span><text:span text:style-name="T63">Tento závěr je podpořen jednak naukou, jednak rozhodovací praxí Nejvyššího správního soudu. </text:span><text:span text:style-name="T64">Dle nauky:</text:span><text:span text:style-name="T63"> </text:span><text:span text:style-name="T28">„</text:span><text:span text:style-name="T29">Specifickým případem jsou smíšené společnosti, tedy právnické osoby, na nichž se kromě státu či územního samosprávného celku účastní i subjekty soukromého práva (jedná se o formu tzv. Public Private Partnership). Tyto společnosti budou povinnými subjekty tehdy, jestliže – kromě plnění veřejného účelu – v nich bude rozhodující vliv náležet účastnícímu se povinnému subjektu (zejména bude-li povinný subjekt většinovým společníkem </text:span><text:span text:style-name="T30">nebo</text:span><text:span text:style-name="T29"> ovládající osobou ve smyslu ZOK)</text:span><text:span text:style-name="T28">“ </text:span><text:span text:style-name="T64">(Furek, A., Rothanzl, L., Jirovec, T.: Zákon o svobodném přístupu k informacím. Komentář. 1. vydání. Praha: C. H. Beck, 2016, str. 36-37). Z rozhodovací praxe Nejvyššího správního soudu lze zmínit rozsudek ze dne 16. 3. 2016, č. j. 2 As 155/2015 – 84, ve kterém Nejvyšší správní soud uvedl: </text:span><text:span text:style-name="T29">„Veřejnou institucí jsou tedy i ty soukromoprávní právnické osoby, které jsou </text:span><text:span text:style-name="T30">ovládané ve smyslu obchodního zákoníku </text:span><text:span text:style-name="T29">státem nebo územním samosprávným celkem, příp. jinou veřejnou institucí, nebo u nichž stát, územní samosprávný celek, nebo jiná veřejná instituce fakticky nebo právně vykonává přímo nebo nepřímo rozhodující vliv na řízení nebo činnost této právnické </text:span><text:soft-page-break/><text:span text:style-name="T29">osoby.“</text:span><text:span text:style-name="T64"> </text:span><text:span text:style-name="T65">Tuto charakteristiku žalovaná splňuje, ostatně to uvádí i na str. 10 své výroční zprávy za r. 2014.</text:span></text:p>
        </text:list-item>
        <text:list-item>
          <text:p text:style-name="P44"><text:span text:style-name="T65">Ž</text:span><text:span text:style-name="T66">alobce se též neztotožňuje se závěrem </text:span><text:span text:style-name="T69">nalézacího </text:span><text:span text:style-name="T66">soudu, že účel žalované je spíše soukromoprávní než veřejnoprávní povahy. Účelem žalované je ovládání obchodní společnosti Pražská energetika, a.s. Nelze tvrdit, že účel </text:span><text:span text:style-name="T68">obchodní </text:span><text:span text:style-name="T66">společnosti, jejíž jedinou činností je ovládání </text:span><text:span text:style-name="T68">jiné obchodní </text:span><text:span text:style-name="T66">společnosti s veřejným účelem (výroba a prodej elektřiny), je soukromý. Navíc z hlediska hl. m. Prahy existuje žalovaná z toho důvodu, aby hl. m. Praha měla rozhodující vliv ve společnosti Pražská energetika, a.s. (bez existence žalované by hl. m. Pr</text:span><text:span text:style-name="T74">aha měla ve společnosti Pražská energetika, a.s. jen menšinový podíl a tato společnost by byla ovládána druhým akcionářem žalované). To dle názoru žalobce utvrzuje její veřejný účel.</text:span></text:p>
        </text:list-item>
        <text:list-item>
          <text:p text:style-name="P45"><text:span text:style-name="T70">D</text:span><text:span text:style-name="T71">le žalobce je tedy </text:span><text:span text:style-name="T72">z výše uvedených důvodů </text:span><text:span text:style-name="T71">žalovaná veřejnou institucí ve smyslu InfZ.</text:span></text:p>
          <text:p text:style-name="P37"/>
        </text:list-item>
      </text:list>
      <text:p text:style-name="P11"><text:span text:style-name="T2">III.</text:span><text:span text:style-name="T6"><text:line-break/></text:span><text:span text:style-name="T1">Návrh rozsudku</text:span></text:p>
      <text:p text:style-name="P14">Z výše uvedených důvodů žalobce navrhuje, aby soud vydal následující rozsudek:</text:p>
      <text:list xml:id="list7055960222632409626" text:style-name="WWNum1">
        <text:list-item>
          <text:p text:style-name="P33"><text:span text:style-name="T76">Napadený rozsudek</text:span> <text:span text:style-name="T76">nalézacího soudu se ruší.</text:span></text:p>
        </text:list-item>
        <text:list-item>
          <text:p text:style-name="P34"><text:span text:style-name="T76">Věc se vrací nalézacímu soudu k dalšímu řízení.</text:span></text:p>
        </text:list-item>
      </text:list>
      <text:p text:style-name="P12"/>
      <text:p text:style-name="P13">Žalobce souhlasí s tím, aby soud věc projednal a rozhodl bez nařízení jednání.</text:p>
      <text:p text:style-name="P13"/>
      <text:p text:style-name="P13"/>
      <text:p text:style-name="P4">Adam Zábransk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0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cs" fo:country="CZ"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er" style:family="paragraph" style:parent-style-name="Standard" style:default-outline-level="" style:class="extra"/>
    <style:style style:name="Header" style:family="paragraph" style:parent-style-name="Standard" style:class="extra"/>
    <style:style style:name="Default_20_Paragraph_20_Font" style:display-name="Default Paragraph Font" style:family="text"/>
    <style:style style:name="Formátovaný_20_v_20_HTML_20_Char" style:display-name="Formátovaný v HTML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fo:font-size="10pt" style:font-size-asian="10pt" style:font-size-complex="10pt"/>
    </style:styl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515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422cm" fo:margin-left="0cm" fo:margin-right="0cm" fo:margin-top="1.32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7:50:00</meta:creation-date>
    <meta:initial-creator>Michal</meta:initial-creator>
    <dc:language>cs-CZ</dc:language>
    <dc:date>2016-07-09T15:46:26.172299347</dc:date>
    <meta:editing-cycles>62</meta:editing-cycles>
    <meta:editing-duration>PT2H41S</meta:editing-duration>
    <meta:generator>LibreOffice/5.1.4.2$Linux_X86_64 LibreOffice_project/10m0$Build-2</meta:generator>
    <meta:document-statistic meta:table-count="0" meta:image-count="0" meta:object-count="0" meta:page-count="4" meta:paragraph-count="36" meta:word-count="1099" meta:character-count="7196" meta:non-whitespace-character-count="6114"/>
    <meta:template xlink:type="simple" xlink:actuate="onRequest" xlink:title="Normal" xlink:href=""/>
  </office:meta>
</office:document-meta>
</file>